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1.782cm" fo:min-width="5.85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1.094cm" fo:min-width="3.022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2.032cm" svg:x="10.514cm" svg:y="2.68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195cm" svg:height="0.962cm" svg:x="12.546cm" svg:y="3.248cm">
          <draw:text-box>
            <text:p text:style-name="P2">BASE</text:p>
          </draw:text-box>
        </draw:frame>
        <draw:line draw:style-name="gr3" draw:text-style-name="P1" draw:layer="layout" svg:x1="10.514cm" svg:y1="4.718cm" svg:x2="8.128cm" svg:y2="6.604cm">
          <text:p/>
        </draw:line>
        <draw:line draw:style-name="gr3" draw:text-style-name="P1" draw:layer="layout" svg:x1="12.546cm" svg:y1="4.718cm" svg:x2="10.476cm" svg:y2="8.236cm">
          <text:p/>
        </draw:line>
        <draw:line draw:style-name="gr3" draw:text-style-name="P1" draw:layer="layout" svg:x1="13.778cm" svg:y1="4.718cm" svg:x2="13.778cm" svg:y2="9.814cm">
          <text:p/>
        </draw:line>
        <draw:custom-shape draw:style-name="gr4" draw:text-style-name="P1" draw:layer="layout" svg:width="3.556cm" svg:height="1.378cm" svg:x="5.388cm" svg:y="6.566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86cm" svg:height="0.962cm" svg:x="5.796cm" svg:y="6.828cm">
          <draw:text-box>
            <text:p text:style-name="P2">UNDEF</text:p>
          </draw:text-box>
        </draw:frame>
        <draw:custom-shape draw:style-name="gr4" draw:text-style-name="P1" draw:layer="layout" svg:width="3.556cm" svg:height="1.378cm" svg:x="8.698cm" svg:y="8.23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076cm" svg:height="0.962cm" svg:x="9.106cm" svg:y="8.498cm">
          <draw:text-box>
            <text:p text:style-name="P2">CONST0</text:p>
          </draw:text-box>
        </draw:frame>
        <draw:custom-shape draw:style-name="gr4" draw:text-style-name="P1" draw:layer="layout" svg:width="3.556cm" svg:height="1.378cm" svg:x="11.892cm" svg:y="9.81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686cm" svg:height="0.962cm" svg:x="13.016cm" svg:y="10.076cm">
          <draw:text-box>
            <text:p text:style-name="P2">AIG</text:p>
          </draw:text-box>
        </draw:frame>
        <draw:custom-shape draw:style-name="gr4" draw:text-style-name="P1" draw:layer="layout" svg:width="3.556cm" svg:height="1.378cm" svg:x="15.556cm" svg:y="8.23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076cm" svg:height="0.962cm" svg:x="16.798cm" svg:y="8.498cm">
          <draw:text-box>
            <text:p text:style-name="P2">PI</text:p>
          </draw:text-box>
        </draw:frame>
        <draw:line draw:style-name="gr3" draw:text-style-name="P1" draw:layer="layout" svg:x1="15.048cm" svg:y1="4.718cm" svg:x2="17.334cm" svg:y2="8.236cm">
          <text:p/>
        </draw:line>
        <draw:line draw:style-name="gr3" draw:text-style-name="P1" draw:layer="layout" svg:x1="16.864cm" svg:y1="4.718cm" svg:x2="21.082cm" svg:y2="6.574cm">
          <text:p/>
        </draw:line>
        <draw:custom-shape draw:style-name="gr4" draw:text-style-name="P1" draw:layer="layout" svg:width="3.556cm" svg:height="1.378cm" svg:x="19.166cm" svg:y="6.57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3.076cm" svg:height="0.962cm" svg:x="20.354cm" svg:y="6.836cm">
          <draw:text-box>
            <text:p text:style-name="P2">PO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0:39:02.187803924</meta:creation-date>
    <dc:date>2019-01-16T15:42:36.131764709</dc:date>
    <meta:editing-duration>PT8M15S</meta:editing-duration>
    <meta:editing-cycles>4</meta:editing-cycles>
    <meta:generator>LibreOffice/6.0.7.3$Linux_X86_64 LibreOffice_project/00m0$Build-3</meta:generator>
    <meta:document-statistic meta:object-count="40"/>
  </office:meta>
</office:document-meta>
</file>